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ce362" officeooo:paragraph-rsid="000ce362"/>
    </style:style>
    <style:style style:name="T1" style:family="text">
      <style:text-properties officeooo:rsid="000e32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.Const=[1] <text:s text:c="29"/>// lattice constant, 1x1 real</text:p>
      <text:p text:style-name="P1">lat.Primitive=... <text:s text:c="25"/>// Primitive vectors, (3x3/2x2/1x1)</text:p>
      <text:p text:style-name="P1">[1/2,1/2,0;1/2,0,1/2;0,1/2,1/2]</text:p>
      <text:p text:style-name="P1">lat.Sublatt=[0,0,0;1/2,1/2,1/2] <text:s text:c="2"/>// sublattice position, (nx3/nx2/nx1/)</text:p>
      <text:p text:style-name="P1">lat.Order=[1] <text:s text:c="29"/>// Nearest Neighbor Order, 1x1 integer</text:p>
      <text:p text:style-name="P1"/>
      <text:p text:style-name="P1">============= PiLib Variable =============</text:p>
      <text:p text:style-name="P1">lat.recip_vec, <text:span text:style-name="T1">@</text:span>full, the reciprocal lattice vectors</text:p>
      <text:p text:style-name="P1">ORDER= <text:s text:c="3"/>0, SIZE=[ <text:s text:c="3"/>3, <text:s text:c="3"/>3], TYPE=REAL</text:p>
      <text:p text:style-name="P1"/>
      <text:p text:style-name="P1"><text:s text:c="11"/>1 <text:s text:c="10"/>2 <text:s text:c="10"/>3</text:p>
      <text:p text:style-name="P1"/>
      <text:p text:style-name="P1"><text:s text:c="4"/>6.283185 <text:s text:c="3"/>6.283185 <text:s text:c="2"/>-6.283185</text:p>
      <text:p text:style-name="P1"><text:s text:c="4"/>6.283185 <text:s text:c="2"/>-6.283185 <text:s text:c="3"/>6.283185</text:p>
      <text:p text:style-name="P1"><text:s text:c="3"/>-6.283185 <text:s text:c="3"/>6.283185 <text:s text:c="3"/>6.283185</text:p>
      <text:p text:style-name="P1"/>
      <text:p text:style-name="P1">============= PiLib Variable =============</text:p>
      <text:p text:style-name="P1">lat.surr_site(1), <text:s/><text:span text:style-name="T1">@</text:span>full, surrouding sites [order, dist, sublatt, n1, n2, n3, x, y, z]</text:p>
      <text:p text:style-name="P1">ORDER= <text:s text:c="3"/>0, SIZE=[ <text:s text:c="3"/>7, <text:s text:c="3"/>9], TYPE=REAL</text:p>
      <text:p text:style-name="P1"/>
      <text:p text:style-name="P1"><text:s text:c="11"/>1 <text:s text:c="6"/><text:tab/> <text:s text:c="3"/>2<text:tab/> <text:s text:c="10"/>3<text:tab/> <text:s text:c="8"/>4<text:tab/> <text:s text:c="15"/>5<text:tab/> <text:s text:c="10"/>6 <text:s text:c="16"/>7 <text:s text:c="16"/>8 <text:s text:c="15"/>9</text:p>
      <text:p text:style-name="P1"/>
      <text:p text:style-name="P1"><text:s text:c="4"/>0.000000 <text:s text:c="3"/>0.000000 <text:s text:c="3"/>1.000000 <text:s text:c="3"/>0.000000 <text:s text:c="3"/>0.000000 <text:s text:c="3"/>0.000000 <text:s text:c="3"/>0.000000 <text:s text:c="3"/>0.000000 <text:s text:c="3"/>0.000000</text:p>
      <text:p text:style-name="P1"><text:s text:c="4"/>1.000000 <text:s text:c="3"/>0.500000 <text:s text:c="3"/>2.000000 <text:s text:c="2"/>-1.000000 <text:s text:c="2"/>-1.000000 <text:s text:c="3"/>0.000000 <text:s text:c="2"/>-0.500000 <text:s text:c="3"/>0.000000 <text:s text:c="3"/>0.000000</text:p>
      <text:p text:style-name="P1"><text:s text:c="4"/>1.000000 <text:s text:c="3"/>0.500000 <text:s text:c="3"/>2.000000 <text:s text:c="2"/>-1.000000 <text:s text:c="3"/>0.000000 <text:s text:c="2"/>-1.000000 <text:s text:c="3"/>0.000000 <text:s text:c="2"/>-0.500000 <text:s text:c="3"/>0.000000</text:p>
      <text:p text:style-name="P1"><text:s text:c="4"/>1.000000 <text:s text:c="3"/>0.500000 <text:s text:c="3"/>2.000000 <text:s text:c="2"/>-1.000000 <text:s text:c="3"/>0.000000 <text:s text:c="3"/>0.000000 <text:s text:c="3"/>0.000000 <text:s text:c="3"/>0.000000 <text:s text:c="3"/>0.500000</text:p>
      <text:p text:style-name="P1"><text:s text:c="4"/>1.000000 <text:s text:c="3"/>0.500000 <text:s text:c="3"/>2.000000 <text:s text:c="3"/>0.000000 <text:s text:c="2"/>-1.000000 <text:s text:c="2"/>-1.000000 <text:s text:c="3"/>0.000000 <text:s text:c="3"/>0.000000 <text:s text:c="2"/>-0.500000</text:p>
      <text:p text:style-name="P1"><text:s text:c="4"/>1.000000 <text:s text:c="3"/>0.500000 <text:s text:c="3"/>2.000000 <text:s text:c="3"/>0.000000 <text:s text:c="2"/>-1.000000 <text:s text:c="3"/>0.000000 <text:s text:c="3"/>0.000000 <text:s text:c="3"/>0.500000 <text:s text:c="3"/>0.000000</text:p>
      <text:p text:style-name="P1"><text:s text:c="4"/>1.000000 <text:s text:c="3"/>0.500000 <text:s text:c="3"/>2.000000 <text:s text:c="3"/>0.000000 <text:s text:c="3"/>0.000000 <text:s text:c="2"/>-1.000000 <text:s text:c="3"/>0.500000 <text:s text:c="3"/>0.000000 <text:s text:c="3"/>0.000000</text:p>
      <text:p text:style-name="P1"/>
      <text:p text:style-name="P1">============= PiLib Variable =============</text:p>
      <text:p text:style-name="P1">lat.surr_site(2), <text:span text:style-name="T1">@</text:span>full, surrouding sites [order, dist, sublatt, n1, n2, n3, x, y, z]</text:p>
      <text:p text:style-name="P1">ORDER= <text:s text:c="3"/>0, SIZE=[ <text:s text:c="3"/>7, <text:s text:c="3"/>9], TYPE=REAL</text:p>
      <text:p text:style-name="P1"/>
      <text:p text:style-name="P1"><text:s text:c="11"/>1 <text:s text:c="15"/>2 <text:s text:c="19"/>3 <text:s text:c="16"/>4 <text:s text:c="17"/>5 <text:s text:c="16"/>6 <text:s text:c="13"/>7 <text:s text:c="15"/>8 <text:s text:c="17"/>9</text:p>
      <text:p text:style-name="P1"/>
      <text:p text:style-name="P1"><text:s text:c="4"/>0.000000 <text:s text:c="3"/>0.000000 <text:s text:c="3"/>2.000000 <text:s text:c="3"/>0.000000 <text:s text:c="3"/>0.000000 <text:s text:c="3"/>0.000000 <text:s text:c="3"/>0.500000 <text:s text:c="3"/>0.500000 <text:s text:c="3"/>0.500000</text:p>
      <text:p text:style-name="P1"><text:s text:c="4"/>1.000000 <text:s text:c="3"/>0.500000 <text:s text:c="3"/>1.000000 <text:s text:c="3"/>0.000000 <text:s text:c="3"/>0.000000 <text:s text:c="3"/>1.000000 <text:s text:c="3"/>0.000000 <text:s text:c="3"/>0.500000 <text:s text:c="3"/>0.500000</text:p>
      <text:p text:style-name="P1"><text:s text:c="4"/>1.000000 <text:s text:c="3"/>0.500000 <text:s text:c="3"/>1.000000 <text:s text:c="3"/>0.000000 <text:s text:c="3"/>1.000000 <text:s text:c="3"/>0.000000 <text:s text:c="3"/>0.500000 <text:s text:c="3"/>0.000000 <text:s text:c="3"/>0.500000</text:p>
      <text:p text:style-name="P1"><text:s text:c="4"/>1.000000 <text:s text:c="3"/>0.500000 <text:s text:c="3"/>1.000000 <text:s text:c="3"/>0.000000 <text:s text:c="3"/>1.000000 <text:s text:c="3"/>1.000000 <text:s text:c="3"/>0.500000 <text:s text:c="3"/>0.500000 <text:s text:c="3"/>1.000000</text:p>
      <text:p text:style-name="P1"><text:s text:c="4"/>1.000000 <text:s text:c="3"/>0.500000 <text:s text:c="3"/>1.000000 <text:s text:c="3"/>1.000000 <text:s text:c="3"/>0.000000 <text:s text:c="3"/>0.000000 <text:s text:c="3"/>0.500000 <text:s text:c="3"/>0.500000 <text:s text:c="3"/>0.000000</text:p>
      <text:p text:style-name="P1"><text:s text:c="4"/>1.000000 <text:s text:c="3"/>0.500000 <text:s text:c="3"/>1.000000 <text:s text:c="3"/>1.000000 <text:s text:c="3"/>0.000000 <text:s text:c="3"/>1.000000 <text:s text:c="3"/>0.500000 <text:s text:c="3"/>1.000000 <text:s text:c="3"/>0.500000</text:p>
      <text:p text:style-name="P1"><text:s text:c="4"/>1.000000 <text:s text:c="3"/>0.500000 <text:s text:c="3"/>1.000000 <text:s text:c="3"/>1.000000 <text:s text:c="3"/>1.000000 <text:s text:c="3"/>0.000000 <text:s text:c="3"/>1.000000 <text:s text:c="3"/>0.500000 <text:s text:c="3"/>0.5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5in" fo:page-height="8.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1:47:30.350000000</meta:creation-date>
    <dc:date>2014-09-27T15:16:51.663000000</dc:date>
    <meta:editing-duration>PT3H25M14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34" meta:word-count="242" meta:character-count="2754" meta:non-whitespace-character-count="1740"/>
  </office:meta>
</office:document-meta>
</file>